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6cm" svg:stroke-color="#158466" draw:marker-start-width="0.38cm" draw:marker-end-width="0.38cm" draw:fill="none" loext:fill-use-slide-background="false" draw:textarea-horizontal-align="justify" draw:textarea-vertical-align="middle" draw:auto-grow-height="false" fo:min-height="1.812cm" fo:min-width="4.562cm" fo:padding-top="0.155cm" fo:padding-bottom="0.155cm" fo:padding-left="0.28cm" fo:padding-right="0.28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6cm" svg:stroke-color="#158466" draw:marker-start-width="0.47cm" draw:marker-end-width="0.47cm" draw:fill="none" loext:fill-use-slide-background="false" draw:textarea-horizontal-align="justify" draw:textarea-vertical-align="middle" draw:auto-grow-height="false" fo:min-height="1.19cm" fo:min-width="2.44cm" fo:padding-top="0.155cm" fo:padding-bottom="0.155cm" fo:padding-left="0.28cm" fo:padding-right="0.28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6cm" svg:stroke-color="#158466" draw:marker-start-width="0.47cm" draw:marker-end-width="0.47cm" draw:fill="none" loext:fill-use-slide-background="false" draw:textarea-horizontal-align="justify" draw:textarea-vertical-align="middle" draw:auto-grow-height="false" fo:min-height="1.07cm" fo:min-width="4.954cm" fo:padding-top="0.155cm" fo:padding-bottom="0.155cm" fo:padding-left="0.28cm" fo:padding-right="0.28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212cm" svg:stroke-color="#158466" draw:marker-start-width="0.517cm" draw:marker-end-width="0.517cm" draw:fill="none" loext:fill-use-slide-background="false" draw:opacity="100%" draw:textarea-horizontal-align="justify" draw:textarea-vertical-align="middle" draw:auto-grow-height="false" fo:min-height="49.54cm" fo:min-width="69.29cm" fo:padding-top="0.23cm" fo:padding-bottom="0.23cm" fo:padding-left="0.355cm" fo:padding-right="0.355cm" loext:decorative="false"/>
    </style:style>
    <style:style style:name="gr5" style:family="graphic" style:parent-style-name="standard">
      <style:graphic-properties draw:stroke="none" svg:stroke-color="#158466" draw:fill="none" draw:fill-color="#ffffff" loext:fill-use-slide-background="false" draw:auto-grow-height="true" draw:auto-grow-width="false" fo:min-height="1.75cm" loext:decorative="false"/>
      <style:paragraph-properties style:writing-mode="lr-tb"/>
    </style:style>
    <style:style style:name="gr6" style:family="graphic" style:parent-style-name="objectwithoutfill">
      <style:graphic-properties svg:stroke-color="#158466" draw:marker-end="Puntas_20_de_20_flecha_20_6" draw:marker-end-width="0.3cm" draw:fill="none" loext:fill-use-slide-background="false" draw:textarea-vertical-align="middle" loext:decorative="false"/>
    </style:style>
    <style:style style:name="gr7" style:family="graphic" style:parent-style-name="objectwithoutfill">
      <style:graphic-properties svg:stroke-color="#158466" draw:marker-end="Puntas_20_de_20_flecha_20_7" draw:marker-end-width="0.3cm" draw:fill="none" loext:fill-use-slide-background="false" draw:textarea-vertical-align="middle" loext:decorative="false"/>
    </style:style>
    <style:style style:name="gr8" style:family="graphic" style:parent-style-name="objectwithoutfill">
      <style:graphic-properties svg:stroke-color="#158466" draw:marker-end="Puntas_20_de_20_flecha_20_8" draw:marker-end-width="0.3cm" draw:fill="none" loext:fill-use-slide-background="false" draw:textarea-vertical-align="middle" loext:decorative="false"/>
    </style:style>
    <style:style style:name="gr9" style:family="graphic" style:parent-style-name="standard">
      <style:graphic-properties svg:stroke-color="#158466" draw:fill="none" loext:fill-use-slide-background="false" draw:textarea-horizontal-align="justify" draw:textarea-vertical-align="middle" draw:auto-grow-height="false" fo:min-height="5.408cm" fo:min-width="5.158cm" loext:decorative="false"/>
    </style:style>
    <style:style style:name="gr10" style:family="graphic" style:parent-style-name="standard">
      <style:graphic-properties svg:stroke-color="#158466" draw:fill="none" loext:fill-use-slide-background="false" draw:textarea-horizontal-align="justify" draw:textarea-vertical-align="middle" draw:auto-grow-height="false" fo:min-height="5.75cm" fo:min-width="7.5cm" loext:decorative="false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57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0.286cm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1.696cm" fo:min-width="7.446cm" fo:padding-top="0.152cm" fo:padding-bottom="0.152cm" fo:padding-left="0.277cm" fo:padding-right="0.277cm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6cm" svg:stroke-color="#158466" draw:marker-start-width="0.47cm" draw:marker-end-width="0.47cm" draw:fill="none" loext:fill-use-slide-background="false" draw:textarea-horizontal-align="justify" draw:textarea-vertical-align="middle" draw:auto-grow-height="false" fo:min-height="1.19cm" fo:min-width="2.44cm" fo:padding-top="0.155cm" fo:padding-bottom="0.155cm" fo:padding-left="0.28cm" fo:padding-right="0.28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6cm" svg:stroke-color="#158466" draw:marker-start-width="0.47cm" draw:marker-end-width="0.47cm" draw:fill="none" loext:fill-use-slide-background="false" draw:textarea-horizontal-align="justify" draw:textarea-vertical-align="middle" draw:auto-grow-height="false" fo:min-height="1.19cm" fo:min-width="2.44cm" fo:padding-top="0.155cm" fo:padding-bottom="0.155cm" fo:padding-left="0.28cm" fo:padding-right="0.28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1.696cm" fo:min-width="2.446cm" fo:padding-top="0.152cm" fo:padding-bottom="0.152cm" fo:padding-left="0.277cm" fo:padding-right="0.277cm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1.696cm" fo:min-width="2.446cm" fo:padding-top="0.152cm" fo:padding-bottom="0.152cm" fo:padding-left="0.277cm" fo:padding-right="0.277cm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1.696cm" fo:min-width="2.446cm" fo:padding-top="0.152cm" fo:padding-bottom="0.152cm" fo:padding-left="0.277cm" fo:padding-right="0.277cm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1.696cm" fo:min-width="2.446cm" fo:padding-top="0.152cm" fo:padding-bottom="0.152cm" fo:padding-left="0.277cm" fo:padding-right="0.27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8cm" fo:min-width="0cm" loext:decorative="false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1.696cm" fo:min-width="5.446cm" fo:padding-top="0.152cm" fo:padding-bottom="0.152cm" fo:padding-left="0.277cm" fo:padding-right="0.277cm" loext:decorative="false"/>
      <style:paragraph-properties style:writing-mode="lr-tb"/>
    </style:style>
    <style:style style:name="gr26" style:family="graphic" style:parent-style-name="standard" style:list-style-name="L1">
      <style:graphic-properties svg:stroke-width="0.06cm" svg:stroke-color="#158466" draw:marker-start-width="0.47cm" draw:marker-end-width="0.47cm" draw:fill="none" loext:fill-use-slide-background="false" draw:textarea-horizontal-align="justify" draw:textarea-vertical-align="middle" draw:auto-grow-height="false" fo:min-height="1.19cm" fo:min-width="2.44cm" fo:padding-top="0.155cm" fo:padding-bottom="0.155cm" fo:padding-left="0.28cm" fo:padding-right="0.28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.053cm" svg:stroke-color="#158466" draw:marker-start-width="0.28cm" draw:marker-end-width="0.28cm" draw:fill="none" draw:fill-color="#ffffff" loext:fill-use-slide-background="false" draw:textarea-horizontal-align="justify" draw:textarea-vertical-align="middle" draw:auto-grow-height="false" fo:min-height="3.696cm" fo:min-width="5.446cm" fo:padding-top="0.152cm" fo:padding-bottom="0.152cm" fo:padding-left="0.277cm" fo:padding-right="0.277cm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="none" draw:fill-color="#ffffff"/>
      <style:text-properties fo:font-size="40pt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start"/>
      <style:text-properties fo:font-size="14pt" fo:font-weight="normal" style:font-size-asian="28pt" style:font-size-complex="28pt"/>
    </style:style>
    <style:style style:name="P13" style:family="paragraph">
      <loext:graphic-properties draw:fill="none" draw:fill-color="#ffffff"/>
      <style:paragraph-properties fo:text-align="start"/>
      <style:text-properties fo:font-size="14pt" fo:font-weight="normal" style:font-size-asian="14pt" style:font-size-complex="14pt"/>
    </style:style>
    <style:style style:name="P14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40pt" fo:font-weight="bold"/>
    </style:style>
    <style:style style:name="T4" style:family="text">
      <style:text-properties fo:font-size="14pt" fo:font-weight="normal" style:font-size-asian="28pt" style:font-size-complex="28pt"/>
    </style:style>
    <style:style style:name="T5" style:family="text">
      <style:text-properties fo:font-size="14pt" fo:font-weight="normal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6cm" svg:height="3cm" svg:x="33cm" svg:y="4.5cm">
          <text:p text:style-name="P1"><text:span text:style-name="T1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6cm" svg:height="3cm" svg:x="33cm" svg:y="16cm">
          <text:p text:style-name="P3"><text:span text:style-name="T1">A(j) == B(j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2" draw:id="id2" draw:layer="layout" svg:width="8cm" svg:height="2cm" svg:x="32cm" svg:y="9cm">
          <text:p text:style-name="P4"><text:span text:style-name="T2">Cargar A(N)</text:span></text:p>
          <text:p text:style-name="P4"><text:span text:style-name="T2">Cargar B(N)</text:span></text:p>
          <text:p text:style-name="P4"><text:span text:style-name="T2">Cargar Cin = 0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855.765797929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0cm" svg:height="50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0cm" svg:height="50cm" svg:x="1cm" svg:y="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0cm" svg:height="50cm" svg:x="1cm" svg:y="10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0cm" svg:height="2cm" svg:x="2cm" svg:y="2cm">
          <draw:text-box>
            <text:p><text:span text:style-name="T3">DIA</text:span><text:span text:style-name="T3">GR</text:span><text:span text:style-name="T3">AM</text:span><text:span text:style-name="T3">A </text:span><text:span text:style-name="T3">DE </text:span><text:span text:style-name="T3">FL</text:span><text:span text:style-name="T3">UJ</text:span><text:span text:style-name="T3">O</text:span></text:p>
          </draw:text-box>
        </draw:frame>
        <draw:connector draw:style-name="gr6" draw:text-style-name="P8" draw:layer="layout" svg:x1="36cm" svg:y1="7.5cm" svg:x2="36cm" svg:y2="9cm" draw:start-shape="id1" draw:start-glue-point="2" draw:end-shape="id2" draw:end-glue-point="5" svg:d="M36000 7500v1500" svg:viewBox="0 0 1 1501">
          <text:p/>
        </draw:connector>
        <draw:connector draw:style-name="gr7" draw:text-style-name="P8" draw:layer="layout" svg:x1="36cm" svg:y1="11cm" svg:x2="36cm" svg:y2="12cm" draw:start-shape="id2" draw:start-glue-point="8" draw:end-shape="id3" draw:end-glue-point="0" svg:d="M36000 11000v1000" svg:viewBox="0 0 1 1001">
          <text:p/>
        </draw:connector>
        <draw:connector draw:style-name="gr8" draw:text-style-name="P8" draw:layer="layout" svg:x1="39cm" svg:y1="17.5cm" svg:x2="40cm" svg:y2="21cm" draw:start-shape="id4" draw:start-glue-point="7" draw:end-shape="id5" draw:end-glue-point="4" svg:d="M39000 17500h1000v3500" svg:viewBox="0 0 1001 3501">
          <text:p/>
        </draw:connector>
        <draw:frame draw:style-name="gr5" draw:text-style-name="P7" draw:layer="layout" svg:width="20cm" svg:height="2cm" svg:x="2cm" svg:y="52cm">
          <draw:text-box>
            <text:p><text:span text:style-name="T3">C</text:span><text:span text:style-name="T3">A</text:span><text:span text:style-name="T3">M</text:span><text:span text:style-name="T3">IN</text:span><text:span text:style-name="T3">O </text:span><text:span text:style-name="T3">D</text:span><text:span text:style-name="T3">E </text:span><text:span text:style-name="T3">D</text:span><text:span text:style-name="T3">A</text:span><text:span text:style-name="T3">T</text:span><text:span text:style-name="T3">O</text:span><text:span text:style-name="T3">S</text:span></text:p>
          </draw:text-box>
        </draw:frame>
        <draw:frame draw:style-name="gr5" draw:text-style-name="P7" draw:layer="layout" svg:width="20cm" svg:height="2cm" svg:x="2cm" svg:y="102cm">
          <draw:text-box>
            <text:p><text:span text:style-name="T3">DI</text:span><text:span text:style-name="T3">A</text:span><text:span text:style-name="T3">G</text:span><text:span text:style-name="T3">R</text:span><text:span text:style-name="T3">A</text:span><text:span text:style-name="T3">M</text:span><text:span text:style-name="T3">A </text:span><text:span text:style-name="T3">D</text:span><text:span text:style-name="T3">E </text:span><text:span text:style-name="T3">E</text:span><text:span text:style-name="T3">S</text:span><text:span text:style-name="T3">T</text:span><text:span text:style-name="T3">A</text:span><text:span text:style-name="T3">D</text:span><text:span text:style-name="T3">O</text:span><text:span text:style-name="T3">S</text:span></text:p>
          </draw:text-box>
        </draw:frame>
        <draw:custom-shape draw:style-name="gr9" draw:text-style-name="P8" draw:layer="layout" svg:width="8cm" svg:height="8cm" svg:x="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8cm" svg:height="8cm" svg:x="1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8cm" svg:height="8cm" svg:x="2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8cm" svg:height="6cm" svg:x="7cm" svg:y="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cm" svg:height="8cm" svg:x="3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8cm" svg:height="8cm" svg:x="4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8cm" svg:height="8cm" svg:x="57cm" svg:y="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8cm" svg:height="6cm" svg:x="17cm" svg:y="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cm" svg:height="6cm" svg:x="27cm" svg:y="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cm" svg:height="6cm" svg:x="37cm" svg:y="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cm" svg:height="6cm" svg:x="47cm" svg:y="58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7.75cm" svg:y1="109cm" svg:x2="14.25cm" svg:y2="109cm">
          <text:p/>
        </draw:line>
        <draw:frame draw:style-name="gr12" draw:text-style-name="P10" draw:layer="layout" svg:width="5cm" svg:height="0.962cm" svg:x="8.5cm" svg:y="107.75cm">
          <draw:text-box>
            <text:p text:style-name="P9">TEXTONNNNN</text:p>
          </draw:text-box>
        </draw:frame>
        <draw:frame draw:style-name="gr12" draw:text-style-name="P11" draw:layer="layout" svg:width="3.5cm" svg:height="0.962cm" svg:x="7.5cm" svg:y="62.75cm">
          <draw:text-box>
            <text:p>NAME</text:p>
          </draw:text-box>
        </draw:frame>
        <draw:frame draw:style-name="gr12" draw:text-style-name="P12" draw:layer="layout" svg:width="2.5cm" svg:height="0.962cm" svg:x="12.5cm" svg:y="58.962cm">
          <draw:text-box>
            <text:p text:style-name="P9"><text:span text:style-name="T4">NAME</text:span></text:p>
          </draw:text-box>
        </draw:frame>
        <draw:frame draw:style-name="gr12" draw:text-style-name="P13" draw:layer="layout" svg:width="2.5cm" svg:height="0.962cm" svg:x="12.5cm" svg:y="60.962cm">
          <draw:text-box>
            <text:p text:style-name="P9"><text:span text:style-name="T5">NAME</text:span></text:p>
          </draw:text-box>
        </draw:frame>
        <draw:frame draw:style-name="gr12" draw:text-style-name="P12" draw:layer="layout" svg:width="2.5cm" svg:height="0.962cm" svg:x="12.5cm" svg:y="59.962cm">
          <draw:text-box>
            <text:p text:style-name="P9"><text:span text:style-name="T4">NAME</text:span></text:p>
          </draw:text-box>
        </draw:frame>
        <draw:frame draw:style-name="gr12" draw:text-style-name="P12" draw:layer="layout" svg:width="2.5cm" svg:height="0.962cm" svg:x="12.5cm" svg:y="58cm">
          <draw:text-box>
            <text:p text:style-name="P9"><text:span text:style-name="T4">NAME</text:span></text:p>
          </draw:text-box>
        </draw:frame>
        <draw:frame draw:style-name="gr12" draw:text-style-name="P14" draw:layer="layout" svg:width="3.5cm" svg:height="0.962cm" svg:x="7.5cm" svg:y="109cm">
          <draw:text-box>
            <text:p text:style-name="P9"><text:span text:style-name="T6">TEXT</text:span><text:span text:style-name="T6">ON=1</text:span></text:p>
          </draw:text-box>
        </draw:frame>
        <draw:frame draw:style-name="gr12" draw:text-style-name="P14" draw:layer="layout" svg:width="3.5cm" svg:height="0.962cm" svg:x="11cm" svg:y="109cm">
          <draw:text-box>
            <text:p text:style-name="P9"><text:span text:style-name="T6">TEXT</text:span><text:span text:style-name="T6">ON=1</text:span></text:p>
          </draw:text-box>
        </draw:frame>
        <draw:line draw:style-name="gr11" draw:text-style-name="P8" draw:layer="layout" svg:x1="7.75cm" svg:y1="109cm" svg:x2="14.25cm" svg:y2="109cm">
          <text:p/>
        </draw:line>
        <draw:frame draw:style-name="gr12" draw:text-style-name="P14" draw:layer="layout" svg:width="3.5cm" svg:height="0.962cm" svg:x="7.5cm" svg:y="109cm">
          <draw:text-box>
            <text:p text:style-name="P9"><text:span text:style-name="T6">TEXT</text:span><text:span text:style-name="T6">ON=1</text:span></text:p>
          </draw:text-box>
        </draw:frame>
        <draw:frame draw:style-name="gr12" draw:text-style-name="P14" draw:layer="layout" svg:width="3.5cm" svg:height="0.962cm" svg:x="11cm" svg:y="109cm">
          <draw:text-box>
            <text:p text:style-name="P9"><text:span text:style-name="T6">TEXT</text:span><text:span text:style-name="T6">ON=1</text:span></text:p>
          </draw:text-box>
        </draw:frame>
        <draw:frame draw:style-name="gr13" draw:text-style-name="P11" draw:layer="layout" svg:width="6.073cm" svg:height="3.806cm" svg:x="10cm" svg:y="110.905cm">
          <draw:text-box>
            <text:p>TAREAS:</text:p>
            <text:p>- CONTADOR DE 1</text:p>
            <text:p>- MULTIPLICADOR</text:p>
            <text:p>- DIVISOR</text:p>
            <text:p>- RAIZ CUADRADA</text:p>
          </draw:text-box>
        </draw:frame>
        <draw:frame draw:style-name="gr14" draw:text-style-name="P11" draw:layer="layout" svg:width="50.786cm" svg:height="0.962cm" svg:x="10.25cm" svg:y="115cm">
          <draw:text-box>
            <text:p>PARA EL LUNES UN CONTADOR PARA QUE EL BIT MÁS SIGNIFICATIVO ME DE UN SEGUNDO, PARA YA IMPLEMENTAR EN LA FPGA, TOCA LLEVAR COMPU Y LA FPGA</text:p>
          </draw:text-box>
        </draw:frame>
        <draw:custom-shape draw:style-name="gr15" draw:text-style-name="P16" xml:id="id3" draw:id="id3" draw:layer="layout" svg:width="8cm" svg:height="2cm" svg:x="32cm" svg:y="12cm">
          <text:p text:style-name="P15"><text:span text:style-name="T2">j = 0</text:span></text:p>
          <text:p text:style-name="P15"><text:span text:style-name="T2">S = 0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xml:id="id6" draw:id="id6" draw:layer="layout" svg:width="6cm" svg:height="3cm" svg:x="29cm" svg:y="21cm">
          <text:p text:style-name="P3"><text:span text:style-name="T1">A(</text:span><text:span text:style-name="T1">j) </text:span><text:span text:style-name="T1">== </text:span><text:span text:style-name="T1">1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7" xml:id="id5" draw:id="id5" draw:layer="layout" svg:width="6cm" svg:height="3cm" svg:x="37cm" svg:y="21cm">
          <text:p text:style-name="P3"><text:span text:style-name="T1">Ci</text:span><text:span text:style-name="T1">n </text:span><text:span text:style-name="T1">== </text:span><text:span text:style-name="T1">1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8" draw:layer="layout" draw:line-skew="-0.235cm" svg:x1="33cm" svg:y1="17.5cm" svg:x2="32cm" svg:y2="21cm" draw:start-shape="id4" draw:start-glue-point="5" svg:d="M33000 17500h-1000v3500" svg:viewBox="0 0 1001 3501">
          <text:p/>
        </draw:connector>
        <draw:connector draw:style-name="gr7" draw:text-style-name="P8" xml:id="id13" draw:id="id13" draw:layer="layout" svg:x1="36cm" svg:y1="14cm" svg:x2="36cm" svg:y2="16cm" draw:start-shape="id3" draw:start-glue-point="2" draw:end-shape="id4" draw:end-glue-point="4" svg:d="M36000 14000v2000" svg:viewBox="0 0 1 2001">
          <text:p/>
        </draw:connector>
        <draw:connector draw:style-name="gr8" draw:text-style-name="P8" draw:layer="layout" draw:line-skew="-0.235cm" svg:x1="29cm" svg:y1="22.5cm" svg:x2="28cm" svg:y2="26cm" svg:d="M29000 22500h-1000v3500" svg:viewBox="0 0 1001 3501">
          <text:p/>
        </draw:connector>
        <draw:connector draw:style-name="gr8" draw:text-style-name="P8" draw:layer="layout" svg:x1="32cm" svg:y1="24cm" svg:x2="32.009cm" svg:y2="25.992cm" draw:start-shape="id6" draw:start-glue-point="6" svg:d="M32000 24000v1262h9v730" svg:viewBox="0 0 10 1993">
          <text:p/>
        </draw:connector>
        <draw:custom-shape draw:style-name="gr18" draw:text-style-name="P16" xml:id="id7" draw:id="id7" draw:layer="layout" svg:width="3cm" svg:height="2cm" svg:x="26.5cm" svg:y="26cm">
          <text:p text:style-name="P15"><text:span text:style-name="T2">Sj = Cin</text:span></text:p>
          <text:p text:style-name="P15"><text:span text:style-name="T2">Cout = 0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9" draw:id="id9" draw:layer="layout" svg:width="3cm" svg:height="2cm" svg:x="30.5cm" svg:y="26cm">
          <text:p text:style-name="P15"><text:span text:style-name="T2">Sj = Cin</text:span></text:p>
          <text:p text:style-name="P15"><text:span text:style-name="T2">Cout = 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0.234cm" svg:x1="43cm" svg:y1="22.5cm" svg:x2="44cm" svg:y2="26cm" draw:start-shape="id5" draw:start-glue-point="7" svg:d="M43000 22500h1000v3500" svg:viewBox="0 0 1001 3501">
          <text:p/>
        </draw:connector>
        <draw:connector draw:style-name="gr8" draw:text-style-name="P8" draw:layer="layout" svg:x1="40cm" svg:y1="24cm" svg:x2="40.009cm" svg:y2="25.992cm" svg:d="M40000 24000v1262h9v730" svg:viewBox="0 0 10 1993">
          <text:p/>
        </draw:connector>
        <draw:custom-shape draw:style-name="gr20" draw:text-style-name="P16" xml:id="id11" draw:id="id11" draw:layer="layout" svg:width="3cm" svg:height="2cm" svg:x="42.5cm" svg:y="26cm">
          <text:p text:style-name="P15"><text:span text:style-name="T2">Sj = Cin</text:span></text:p>
          <text:p text:style-name="P15"><text:span text:style-name="T2">Cout =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0" draw:id="id10" draw:layer="layout" svg:width="3cm" svg:height="2cm" svg:x="38.5cm" svg:y="26cm">
          <text:p text:style-name="P15"><text:span text:style-name="T2">Sj = Cin</text:span></text:p>
          <text:p text:style-name="P15"><text:span text:style-name="T2">Cout = 0</text:span></text:p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.129cm" svg:height="0.802cm" svg:x="40cm" svg:y="19.198cm">
          <draw:text-box>
            <text:p><text:span text:style-name="T7">No</text:span></text:p>
          </draw:text-box>
        </draw:frame>
        <draw:frame draw:style-name="gr23" draw:text-style-name="P18" draw:layer="layout" svg:width="1.129cm" svg:height="0.802cm" svg:x="44.05cm" svg:y="24.15cm">
          <draw:text-box>
            <text:p><text:span text:style-name="T7">No</text:span></text:p>
          </draw:text-box>
        </draw:frame>
        <draw:frame draw:style-name="gr24" draw:text-style-name="P18" draw:layer="layout" svg:width="1.129cm" svg:height="0.802cm" svg:x="26.771cm" svg:y="24.102cm">
          <draw:text-box>
            <text:p><text:span text:style-name="T7">No</text:span></text:p>
          </draw:text-box>
        </draw:frame>
        <draw:frame draw:style-name="gr22" draw:text-style-name="P18" draw:layer="layout" svg:width="0.963cm" svg:height="0.802cm" svg:x="30.95cm" svg:y="24.15cm">
          <draw:text-box>
            <text:p><text:span text:style-name="T7">Sí</text:span></text:p>
          </draw:text-box>
        </draw:frame>
        <draw:frame draw:style-name="gr22" draw:text-style-name="P18" draw:layer="layout" svg:width="0.963cm" svg:height="0.802cm" svg:x="40.051cm" svg:y="24.15cm">
          <draw:text-box>
            <text:p><text:span text:style-name="T7">Sí</text:span></text:p>
          </draw:text-box>
        </draw:frame>
        <draw:frame draw:style-name="gr22" draw:text-style-name="P18" draw:layer="layout" svg:width="0.963cm" svg:height="0.802cm" svg:x="32cm" svg:y="19.098cm">
          <draw:text-box>
            <text:p><text:span text:style-name="T7">Sí</text:span></text:p>
          </draw:text-box>
        </draw:frame>
        <draw:custom-shape draw:style-name="gr25" draw:text-style-name="P16" xml:id="id8" draw:id="id8" draw:layer="layout" svg:width="6cm" svg:height="2cm" svg:x="33cm" svg:y="30cm">
          <text:p text:style-name="P15"><text:span text:style-name="T2">Guardar Sj en S(j)</text:span></text:p>
          <text:p text:style-name="P15"><text:span text:style-name="T2">Cin = Cout</text:span></text:p>
          <text:p text:style-name="P15"><text:span text:style-name="T2">j = j + 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8cm" svg:y1="28cm" svg:x2="36cm" svg:y2="30cm" draw:start-shape="id7" draw:start-glue-point="2" draw:end-shape="id8" draw:end-glue-point="0" svg:d="M28000 28000v1000h8000v1000" svg:viewBox="0 0 8001 2001">
          <text:p/>
        </draw:connector>
        <draw:connector draw:style-name="gr8" draw:text-style-name="P8" draw:layer="layout" svg:x1="32cm" svg:y1="28cm" svg:x2="36cm" svg:y2="30cm" draw:start-shape="id9" draw:start-glue-point="2" draw:end-shape="id8" draw:end-glue-point="0" svg:d="M32000 28000v1000h4000v1000" svg:viewBox="0 0 4001 2001">
          <text:p/>
        </draw:connector>
        <draw:connector draw:style-name="gr8" draw:text-style-name="P8" draw:layer="layout" svg:x1="40cm" svg:y1="28cm" svg:x2="36cm" svg:y2="30cm" draw:start-shape="id10" draw:start-glue-point="2" draw:end-shape="id8" draw:end-glue-point="0" svg:d="M40000 28000v1000h-4000v1000" svg:viewBox="0 0 4001 2001">
          <text:p/>
        </draw:connector>
        <draw:connector draw:style-name="gr8" draw:text-style-name="P8" draw:layer="layout" svg:x1="44cm" svg:y1="28cm" svg:x2="36cm" svg:y2="30cm" draw:start-shape="id11" draw:start-glue-point="2" draw:end-shape="id8" draw:end-glue-point="0" svg:d="M44000 28000v1000h-8000v1000" svg:viewBox="0 0 8001 2001">
          <text:p/>
        </draw:connector>
        <draw:custom-shape draw:style-name="gr26" draw:text-style-name="P17" xml:id="id12" draw:id="id12" draw:layer="layout" svg:width="6cm" svg:height="3cm" svg:x="33cm" svg:y="34cm">
          <text:p text:style-name="P3"><text:span text:style-name="T1">j == 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8" draw:layer="layout" svg:x1="36cm" svg:y1="37cm" svg:x2="36.005cm" svg:y2="39.048cm" draw:start-shape="id12" draw:start-glue-point="6" svg:d="M36000 37000v1290h5v758" svg:viewBox="0 0 6 2049">
          <text:p/>
        </draw:connector>
        <draw:frame draw:style-name="gr22" draw:text-style-name="P18" draw:layer="layout" svg:width="0.963cm" svg:height="0.802cm" svg:x="35cm" svg:y="37.15cm">
          <draw:text-box>
            <text:p><text:span text:style-name="T7">Sí</text:span></text:p>
          </draw:text-box>
        </draw:frame>
        <draw:connector draw:style-name="gr8" draw:text-style-name="P8" draw:layer="layout" svg:x1="36cm" svg:y1="32cm" svg:x2="36cm" svg:y2="33.992cm" draw:start-shape="id8" draw:start-glue-point="2" svg:d="M36000 32000v1992" svg:viewBox="0 0 1 1993">
          <text:p/>
        </draw:connector>
        <draw:connector draw:style-name="gr8" draw:text-style-name="P8" draw:layer="layout" draw:line-skew="6.469cm" svg:x1="39cm" svg:y1="35.5cm" svg:x2="36cm" svg:y2="15cm" draw:start-shape="id12" draw:start-glue-point="7" draw:end-shape="id13" draw:end-glue-point="0" svg:d="M39000 35500h7000v-20500h-10000" svg:viewBox="0 0 10001 20501">
          <text:p/>
        </draw:connector>
        <draw:frame draw:style-name="gr23" draw:text-style-name="P18" draw:layer="layout" svg:width="1.129cm" svg:height="0.802cm" svg:x="39.25cm" svg:y="35.698cm">
          <draw:text-box>
            <text:p><text:span text:style-name="T7">No</text:span></text:p>
          </draw:text-box>
        </draw:frame>
        <draw:custom-shape draw:style-name="gr27" draw:text-style-name="P16" draw:layer="layout" svg:width="6cm" svg:height="4cm" svg:x="33cm" svg:y="39cm">
          <text:p text:style-name="P15"><text:span text:style-name="T2">Suma = S</text:span></text:p>
          <text:p text:style-name="P15"><text:span text:style-name="T2">Carry = Co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cm" fo:page-height="1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6T12:08:39.244000000</meta:creation-date>
    <dc:date>2026-04-20T23:11:14.450875829</dc:date>
    <meta:editing-duration>PT9H51M57S</meta:editing-duration>
    <meta:editing-cycles>39</meta:editing-cycles>
    <meta:generator>LibreOffice/24.2.7.2$Linux_X86_64 LibreOffice_project/420$Build-2</meta:generator>
    <dc:title>Plantilla de dibujo para diagramas de flujo</dc:title>
    <meta:document-statistic meta:object-count="68"/>
  </office:meta>
</office:document-meta>
</file>